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E0000004302089B9EAF8D5DA60.png" manifest:media-type="image/png"/>
  <manifest:file-entry manifest:full-path="Pictures/10000000000003C000000500829DFA8970B0AB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908cm" fo:min-width="4.594cm" fo:wrap-option="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02cm" fo:min-width="2.974cm" fo:wrap-option="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.196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5pt" fo:background-color="#5983b0" style:font-size-asian="14pt" style:font-size-complex="14pt"/>
    </style:style>
    <style:style style:name="P4" style:family="paragraph">
      <loext:graphic-properties draw:fill="none" draw:fill-color="#ffffff"/>
      <style:text-properties fo:font-size="15pt" fo:background-color="#5983b0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background-color="#5983b0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9.136cm" svg:height="25.515cm" svg:x="1.25cm" svg:y="1.75cm">
          <draw:image xlink:href="Pictures/10000000000003C000000500829DFA8970B0ABEC.png" xlink:type="simple" xlink:show="embed" xlink:actuate="onLoad" draw:mime-type="image/png">
            <text:p/>
          </draw:image>
        </draw:frame>
        <draw:custom-shape draw:style-name="gr2" draw:text-style-name="P2" draw:layer="layout" svg:width="5.5cm" svg:height="1.25cm" svg:x="13.25cm" svg:y="15.5cm">
          <text:p text:style-name="P2"><text:span text:style-name="T1">Папа, а Napi существуют ?</text:span></text:p>
          <draw:enhanced-geometry svg:viewBox="0 0 21600 21600" draw:text-areas="800 800 20800 20800" draw:type="round-rectangular-callout" draw:modifiers="-2352.00872568624 47965.46762589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75cm" svg:height="2cm" svg:x="3cm" svg:y="16.75cm">
          <text:p text:style-name="P1"><text:span text:style-name="T1">Они уже здесь, сынок</text:span></text:p>
          <draw:enhanced-geometry svg:viewBox="0 0 21600 21600" draw:text-areas="800 800 20800 20800" draw:type="round-rectangular-callout" draw:modifiers="29310.5838443082 23057.27136431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0.75cm" svg:height="0.001cm" svg:x="8.5cm" svg:y="11.2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4.926cm" svg:height="3cm" svg:x="15cm" svg:y="3.25cm">
          <draw:image xlink:href="Pictures/10000001000006E0000004302089B9EAF8D5DA60.png" xlink:type="simple" xlink:show="embed" xlink:actuate="onLoad" draw:mime-type="image/png">
            <text:p/>
          </draw:image>
        </draw:frame>
        <draw:frame draw:style-name="gr1" draw:text-style-name="P1" draw:layer="layout" svg:width="5.337cm" svg:height="3.25cm" svg:x="7.413cm" svg:y="7cm">
          <draw:image xlink:href="Pictures/10000001000006E0000004302089B9EAF8D5DA60.png" xlink:type="simple" xlink:show="embed" xlink:actuate="onLoad" draw:mime-type="image/png">
            <text:p/>
          </draw:image>
        </draw:frame>
        <draw:frame draw:style-name="gr1" draw:text-style-name="P1" draw:layer="layout" svg:width="4.926cm" svg:height="3cm" svg:x="3.25cm" svg:y="3.5cm">
          <draw:image xlink:href="Pictures/10000001000006E0000004302089B9EAF8D5DA60.png" xlink:type="simple" xlink:show="embed" xlink:actuate="onLoad" draw:mime-type="image/png">
            <text:p/>
          </draw:image>
        </draw:frame>
        <draw:frame draw:style-name="gr1" draw:text-style-name="P1" draw:layer="layout" svg:width="4.105cm" svg:height="2.5cm" svg:x="9.5cm" svg:y="1.8cm">
          <draw:image xlink:href="Pictures/10000001000006E0000004302089B9EAF8D5DA60.png" xlink:type="simple" xlink:show="embed" xlink:actuate="onLoad" draw:mime-type="image/png">
            <text:p/>
          </draw:image>
        </draw:frame>
        <draw:frame draw:style-name="gr5" draw:text-style-name="P4" draw:layer="layout" svg:width="9.502cm" svg:height="0.839cm" svg:x="1.1cm" svg:y="1.75cm">
          <draw:text-box>
            <text:p text:style-name="P3"><text:span text:style-name="T2">https://download.napilinux.ru/linuximg/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6T13:08:55.773111939</meta:creation-date>
    <dc:date>2024-08-16T16:47:14.812392437</dc:date>
    <meta:editing-duration>PT2H51M24S</meta:editing-duration>
    <meta:editing-cycles>1</meta:editing-cycles>
    <meta:document-statistic meta:object-count="9"/>
    <meta:generator>LibreOffice/7.3.7.2$Linux_X86_64 LibreOffice_project/30$Build-2</meta:generator>
  </office:meta>
</office:document-meta>
</file>